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style style:name="P7" style:family="paragraph" style:parent-style-name="Standard">
      <style:text-properties fo:background-color="#ffff00"/>
    </style:style>
    <style:style style:name="P8" style:family="paragraph" style:parent-style-name="Standard" style:list-style-name="L3">
      <style:text-properties fo:background-color="#ffff00"/>
    </style:style>
    <style:style style:name="P9" style:family="paragraph" style:parent-style-name="Standard" style:list-style-name="L4"/>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text-properties fo:background-color="transparent"/>
    </style:style>
    <style:style style:name="P17" style:family="paragraph" style:parent-style-name="Standard" style:list-style-name="L3">
      <style:text-properties fo:background-color="transparent"/>
    </style:style>
    <style:style style:name="P18" style:family="paragraph" style:parent-style-name="Standard" style:list-style-name="L16"/>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tClinic</text:p>
      <text:p text:style-name="P1"/>
      <text:p text:style-name="P1">Creación de perfil de usuario:</text:p>
      <text:p text:style-name="P1"/>
      <text:list xml:id="list6751698142905133613" text:style-name="L1">
        <text:list-item>
          <text:p text:style-name="P4">Un nuevo usuario puede acceder al sistema y crear una cuenta de propietario o veterinario</text:p>
        </text:list-item>
      </text:list>
      <text:p text:style-name="P3"/>
      <text:p text:style-name="P1">Funcionalidades para Admin:</text:p>
      <text:p text:style-name="P3"/>
      <text:list xml:id="list3749551169643455851" text:style-name="L2">
        <text:list-item>
          <text:p text:style-name="P5">Puede crear, actualizar y eliminar todas las entidades: Propietario, Veterinario, Mascota, Peso, Evento, etc.</text:p>
        </text:list-item>
      </text:list>
      <text:p text:style-name="P1"/>
      <text:p text:style-name="P1">Funcionalidades para Propietarios:</text:p>
      <text:p text:style-name="Standard"/>
      <text:list xml:id="list1470883916222698465" text:style-name="L3">
        <text:list-item>
          <text:p text:style-name="P6">Crear Propietario:</text:p>
          <text:p text:style-name="P6"/>
          <text:p text:style-name="P6">Un propietario puede registrar una cuenta de propietario. Tiene que introducir los datos básicos del propietario: nombre y correo electrónico.</text:p>
          <text:p text:style-name="P6"/>
        </text:list-item>
        <text:list-item>
          <text:p text:style-name="P6">Actualizar datos del Propietario:</text:p>
          <text:p text:style-name="P6"/>
          <text:p text:style-name="P6">Para actualizar la información de un propietario existente hay que introducir la ID del propietario y los datos actualizados, como el nombre o el correo electrónico.</text:p>
          <text:p text:style-name="P6"/>
        </text:list-item>
        <text:list-item>
          <text:p text:style-name="P6">Eliminar Propietario:</text:p>
        </text:list-item>
      </text:list>
      <text:p text:style-name="Standard"/>
      <text:list xml:id="list29534737" text:continue-numbering="true" text:style-name="L3">
        <text:list-header>
          <text:p text:style-name="P6">Un propietario puede eliminar su propia cuenta del sistema solo hay que especificar la ID del propietario.</text:p>
          <text:p text:style-name="P6"/>
        </text:list-header>
        <text:list-item>
          <text:p text:style-name="P6">Obtener Detalles del Propietario por ID:</text:p>
          <text:p text:style-name="P6"/>
          <text:p text:style-name="P6">Para obtener información detallada sobre un propietario específico, hay que introducir su ID.</text:p>
          <text:p text:style-name="P6"/>
          <text:p text:style-name="P6"/>
        </text:list-item>
        <text:list-item>
          <text:p text:style-name="P6">Obtener Mascotas de un Propietario:</text:p>
          <text:p text:style-name="P6"/>
          <text:p text:style-name="P6">Los propietarios pueden acceder a los datos de sus propias mascotas. Para acceder a todas las mascotas pertenecientes a un propietario específico hay que indtroducir la ID del propietario.</text:p>
          <text:p text:style-name="P6"/>
        </text:list-item>
        <text:list-item>
          <text:p text:style-name="P17">Gestionar los datos del registro de salud (Health Record) de una mascota:</text:p>
        </text:list-item>
      </text:list>
      <text:p text:style-name="P16"/>
      <text:list xml:id="list29533550" text:continue-numbering="true" text:style-name="L3">
        <text:list-item>
          <text:p text:style-name="P17">Un propietario puede consultar el registro de salud de una mascota asignada. Tiene que elegir la mascota (introducir su id) y podrá ver un resumen de todos los datos de salud de esa mascota: pesos registrados, eventos de salud, etc.</text:p>
        </text:list-item>
      </text:list>
      <text:p text:style-name="P16"/>
      <text:p text:style-name="P16"/>
      <text:list xml:id="list29562499" text:continue-numbering="true" text:style-name="L3">
        <text:list-item>
          <text:p text:style-name="P17"><text:span text:style-name="T1">Peso</text:span>:</text:p>
        </text:list-item>
      </text:list>
      <text:p text:style-name="Standard"/>
      <text:list xml:id="list29556156" text:continue-numbering="true" text:style-name="L3">
        <text:list-item>
          <text:list>
            <text:list-item>
              <text:p text:style-name="P6">Un propietario puede añadir un peso al registro de salud de una mascota asignada. Tiene que elegir la mascota (introducir la id), introducir la fecha el peso en kg. Por ejemplo: {</text:p>
            </text:list-item>
          </text:list>
        </text:list-item>
      </text:list>
      <text:p text:style-name="Standard"><text:s text:c="6"/><text:tab/><text:tab/>"petId": 1,</text:p>
      <text:p text:style-name="Standard"><text:soft-page-break/><text:s text:c="6"/><text:tab/><text:tab/>"date": "2024-04-10",</text:p>
      <text:p text:style-name="Standard"><text:s text:c="6"/><text:tab/><text:tab/>"weightInKg": "3.5"</text:p>
      <text:p text:style-name="Standard"><text:s text:c="4"/><text:tab/><text:tab/>}</text:p>
      <text:list xml:id="list6716821635456770424" text:style-name="L16">
        <text:list-item>
          <text:p text:style-name="P18">Un propietario puede borrar un peso de una mascota asignada. Tiene que introducir la id del peso.</text:p>
        </text:list-item>
      </text:list>
      <text:p text:style-name="Standard"/>
      <text:list xml:id="list29535451" text:continue-numbering="true" text:style-name="L16">
        <text:list-item>
          <text:p text:style-name="P18">Un propietario puede consultar todos los pesos de una mascota en un periodo de tiempo. Tiene que introducir la id de la mascota, la fecha de inicio y la fecha fin.</text:p>
          <text:p text:style-name="P18"/>
        </text:list-item>
        <text:list-item>
          <text:p text:style-name="P18"><text:span text:style-name="T1">Eventos</text:span>:</text:p>
        </text:list-item>
        <text:list-item>
          <text:p text:style-name="P18">Un propietario puede añadir diferentes eventos al registro de salud de una mascota asignada</text:p>
        </text:list-item>
        <text:list-item>
          <text:p text:style-name="P18">Un propietario puede actualizar un evento de salud concreto de una mascota (put)</text:p>
        </text:list-item>
        <text:list-item>
          <text:p text:style-name="P18">Un propietario puede cambiar un dato de un evento de salud concreto de una mascota (patch)</text:p>
        </text:list-item>
        <text:list-item>
          <text:p text:style-name="P18">Un propietario puede borrar un evento de salud de una mascota (delete)</text:p>
        </text:list-item>
        <text:list-item>
          <text:p text:style-name="P18">Un propietario puede listar los eventos de salud de una mascota por tipos y fechas</text:p>
          <text:p text:style-name="P18"/>
        </text:list-item>
      </text:list>
      <text:p text:style-name="Standard"/>
      <text:p text:style-name="P1">Funcionalidades para Veterinarios:</text:p>
      <text:p text:style-name="Standard"/>
      <text:list xml:id="list3261783159054981514" text:style-name="L4">
        <text:list-item>
          <text:p text:style-name="P9">Crear Veterinario:</text:p>
        </text:list-item>
      </text:list>
      <text:p text:style-name="Standard"/>
      <text:p text:style-name="Standard"><text:tab/>Un veterinario puede crear una cuenta de Veterinario en la aplicación introduciendo los <text:tab/>datos básicos: nombre y correo electrónico.</text:p>
      <text:p text:style-name="Standard"/>
      <text:list xml:id="list29553809" text:continue-list="list29556156" text:style-name="L3">
        <text:list-item>
          <text:p text:style-name="P6">Obtener Mascotas de un Veterinario:</text:p>
          <text:p text:style-name="P6"/>
          <text:p text:style-name="P6">Los veterinarios pueden acceder a los datos de las mascotas que tienen asignadas. Para acceder a todas las mascotas asignadas a un veterinario específico hay que indtroducir la ID del veterinario.</text:p>
        </text:list-item>
        <text:list-item>
          <text:p text:style-name="P6">Obtener una lista de registros de salud de una mascota asignada</text:p>
        </text:list-item>
      </text:list>
      <text:p text:style-name="Standard"><text:tab/></text:p>
      <text:p text:style-name="Standard"><text:tab/>Los veterinarios pueden acceder a los datos de una mascota que tengan asignada, solo <text:tab/>pueden consultar, no modificar ni borrar.</text:p>
      <text:p text:style-name="P7"/>
      <text:p text:style-name="Standard"/>
      <text:p text:style-name="Standard"/>
      <text:p text:style-name="P1">Funcionalidades para Mascotas:</text:p>
      <text:p text:style-name="P1"/>
      <text:list xml:id="list1491950426661717420" text:style-name="L8">
        <text:list-item>
          <text:p text:style-name="P12">Crear Mascota:</text:p>
        </text:list-item>
      </text:list>
      <text:p text:style-name="Standard"/>
      <text:p text:style-name="Standard"><text:tab/>Un propietario puede registrar nuevas mascotas en su cuenta de usuario. Solo se necesita <text:tab/>proporcionar la información básica de la mascota, como nombre, fecha de nacimiento y raza.</text:p>
      <text:p text:style-name="Standard"/>
      <text:list xml:id="list6363746105968406111" text:style-name="L9">
        <text:list-item>
          <text:p text:style-name="P13">Actualizar Información de la Mascota:</text:p>
        </text:list-item>
      </text:list>
      <text:p text:style-name="Standard"/>
      <text:p text:style-name="Standard"><text:tab/>Un propietario puede actualizar la información de las masctoas que tiene asginadas, el <text:tab/>sistema permite hacerlo proporcionando la ID de la mascota y los datos actualizados, como <text:tab/>el nombre o la fecha de nacimiento.</text:p>
      <text:p text:style-name="Standard"/>
      <text:list xml:id="list6881229666701524932" text:style-name="L10">
        <text:list-item>
          <text:p text:style-name="P14"><text:soft-page-break/>Eliminar Mascota:</text:p>
        </text:list-item>
      </text:list>
      <text:p text:style-name="Standard"/>
      <text:p text:style-name="Standard"><text:tab/>Un propietario puede eliminar prescripciones del sistema especificando la ID.</text:p>
      <text:p text:style-name="Standard"/>
      <text:list xml:id="list5359287771912373729" text:style-name="L11">
        <text:list-item>
          <text:p text:style-name="P15">Obtener Detalles de la Mascota por ID:</text:p>
        </text:list-item>
      </text:list>
      <text:p text:style-name="Standard"/>
      <text:p text:style-name="Standard"><text:tab/>Para los detalles de una mascota específica, nuestro sistema te permite recuperarlos <text:tab/>utilizando su ID.</text:p>
      <text:p text:style-name="Standard"/>
      <text:p text:style-name="P1">Funcionalidad: Obtener Historial de Condiciones de Salud de una Mascota</text:p>
      <text:p text:style-name="Standard"/>
      <text:p text:style-name="Standard"><text:span text:style-name="T1">Descripción</text:span>:</text:p>
      <text:p text:style-name="Standard"/>
      <text:p text:style-name="Standard">Esta funcionalidad permite a un veterinario recuperar el historial de condiciones de salud registrado para una mascota específica a lo largo del tiempo. Al utilizar este endpoint, podrás obtener una lista completa de las condiciones de salud anteriores de la mascota, lo que te proporcionará una visión detallada de su historial médico.</text:p>
      <text:p text:style-name="Standard"/>
      <text:p text:style-name="Standard"><text:span text:style-name="T1">Endpoint</text:span>: GET </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respuesta que contiene el historial completo de condiciones de salud de la mascota, incluyendo detalles como descripción, peso, y cualquier otro dato relevante.</text:p>
      <text:p text:style-name="Standard"/>
      <text:p text:style-name="P1">Funcionalidad: Seguimiento de Pesos de una Mascota</text:p>
      <text:p text:style-name="P1"/>
      <text:p text:style-name="Standard"><text:span text:style-name="T1">Descripción</text:span>:</text:p>
      <text:p text:style-name="Standard"/>
      <text:p text:style-name="Standard">Esta funcionalidad permite a un veterinario rastrear los cambios de peso registrados para una mascota específica a lo largo del tiempo. Al utilizar este endpoint, podrás obtener una lista detallada de los cambios de peso de la mascota.</text:p>
      <text:p text:style-name="Standard"/>
      <text:p text:style-name="Standard"><text:span text:style-name="T1">Endpoint</text:span>: GET </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respuesta que contiene una lista de los cambios de peso registrados para la mascota, junto con la fecha y cualquier otro dato rele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3M58S</meta:editing-duration>
    <meta:editing-cycles>5</meta:editing-cycles>
    <meta:generator>OpenOffice/4.1.14$Win32 OpenOffice.org_project/4114m1$Build-9811</meta:generator>
    <dc:date>2024-05-04T09:29:26.88</dc:date>
    <dc:creator>Katia </dc:creator>
    <meta:document-statistic meta:table-count="0" meta:image-count="0" meta:object-count="0" meta:page-count="3" meta:paragraph-count="63" meta:word-count="802" meta:character-count="5021"/>
    <meta:user-defined meta:name="Info 1"/>
    <meta:user-defined meta:name="Info 2"/>
    <meta:user-defined meta:name="Info 3"/>
    <meta:user-defined meta:name="Info 4"/>
  </office:meta>
</office:document-meta>
</file>